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ac4" officeooo:paragraph-rsid="001eaac4" style:font-weight-asian="bold" style:font-weight-complex="bold"/>
    </style:style>
    <style:style style:name="P2" style:family="paragraph" style:parent-style-name="Text_20_body">
      <style:text-properties officeooo:rsid="0012e879" officeooo:paragraph-rsid="0012e879"/>
    </style:style>
    <style:style style:name="P3" style:family="paragraph" style:parent-style-name="Text_20_body">
      <style:text-properties officeooo:rsid="0012e879" officeooo:paragraph-rsid="001de97e"/>
    </style:style>
    <style:style style:name="P4" style:family="paragraph" style:parent-style-name="Text_20_body">
      <style:text-properties officeooo:rsid="0018465a" officeooo:paragraph-rsid="0018465a"/>
    </style:style>
    <style:style style:name="P5" style:family="paragraph" style:parent-style-name="Text_20_body">
      <style:text-properties officeooo:rsid="001b1046" officeooo:paragraph-rsid="001b1046"/>
    </style:style>
    <style:style style:name="P6" style:family="paragraph" style:parent-style-name="Text_20_body">
      <style:text-properties officeooo:rsid="001b1046" officeooo:paragraph-rsid="001eaac4"/>
    </style:style>
    <style:style style:name="P7" style:family="paragraph" style:parent-style-name="Text_20_body">
      <style:text-properties officeooo:rsid="001c6cd9" officeooo:paragraph-rsid="001c6cd9"/>
    </style:style>
    <style:style style:name="P8" style:family="paragraph" style:parent-style-name="Text_20_body">
      <style:text-properties officeooo:rsid="001c6cd9" officeooo:paragraph-rsid="002a3986"/>
    </style:style>
    <style:style style:name="P9" style:family="paragraph" style:parent-style-name="Text_20_body">
      <style:text-properties officeooo:rsid="001de38e" officeooo:paragraph-rsid="001de38e"/>
    </style:style>
    <style:style style:name="P10" style:family="paragraph" style:parent-style-name="Text_20_body">
      <style:text-properties officeooo:rsid="001de38e" officeooo:paragraph-rsid="001de97e"/>
    </style:style>
    <style:style style:name="P11" style:family="paragraph" style:parent-style-name="Text_20_body">
      <style:text-properties officeooo:paragraph-rsid="001de97e"/>
    </style:style>
    <style:style style:name="P12" style:family="paragraph" style:parent-style-name="Text_20_body">
      <style:text-properties officeooo:rsid="001eaac4" officeooo:paragraph-rsid="001eaac4"/>
    </style:style>
    <style:style style:name="P13" style:family="paragraph" style:parent-style-name="Text_20_body">
      <style:text-properties officeooo:rsid="0024f109" officeooo:paragraph-rsid="0024f109"/>
    </style:style>
    <style:style style:name="P14" style:family="paragraph" style:parent-style-name="Text_20_body">
      <style:text-properties fo:font-weight="normal" officeooo:rsid="001c6cd9" officeooo:paragraph-rsid="00289b94" style:font-weight-asian="normal" style:font-weight-complex="normal"/>
    </style:style>
    <style:style style:name="P15" style:family="paragraph" style:parent-style-name="Text_20_body">
      <style:text-properties fo:font-weight="normal" officeooo:rsid="00289b94" officeooo:paragraph-rsid="00289b94" style:font-weight-asian="normal" style:font-weight-complex="normal"/>
    </style:style>
    <style:style style:name="P16" style:family="paragraph" style:parent-style-name="Text_20_body">
      <style:text-properties officeooo:rsid="002a3986" officeooo:paragraph-rsid="002a3986"/>
    </style:style>
    <style:style style:name="P17" style:family="paragraph" style:parent-style-name="Text_20_body">
      <style:text-properties fo:font-weight="bold" officeooo:rsid="002a3986" officeooo:paragraph-rsid="002a3986" style:font-weight-asian="bold" style:font-weight-complex="bold"/>
    </style:style>
    <style:style style:name="P18" style:family="paragraph" style:parent-style-name="Text_20_body">
      <style:text-properties officeooo:rsid="002b0fa9" officeooo:paragraph-rsid="002b0fa9"/>
    </style:style>
    <style:style style:name="P19" style:family="paragraph" style:parent-style-name="Text_20_body">
      <style:text-properties officeooo:rsid="002f8f17" officeooo:paragraph-rsid="002f8f17"/>
    </style:style>
    <style:style style:name="P20" style:family="paragraph" style:parent-style-name="Text_20_body">
      <style:text-properties officeooo:rsid="003113b8" officeooo:paragraph-rsid="003113b8"/>
    </style:style>
    <style:style style:name="P21" style:family="paragraph" style:parent-style-name="Title">
      <style:text-properties officeooo:rsid="0010ee12" officeooo:paragraph-rsid="0010ee12"/>
    </style:style>
    <style:style style:name="P22" style:family="paragraph" style:parent-style-name="Text_20_body" style:list-style-name="L1">
      <style:text-properties officeooo:rsid="0014e046" officeooo:paragraph-rsid="0014e046"/>
    </style:style>
    <style:style style:name="P23" style:family="paragraph" style:parent-style-name="Text_20_body" style:list-style-name="L3">
      <style:text-properties officeooo:rsid="0014e046" officeooo:paragraph-rsid="0020dcaa"/>
    </style:style>
    <style:style style:name="P24" style:family="paragraph" style:parent-style-name="Text_20_body" style:list-style-name="L2">
      <style:text-properties officeooo:rsid="0016f103" officeooo:paragraph-rsid="001de97e"/>
    </style:style>
    <style:style style:name="P25" style:family="paragraph" style:parent-style-name="Text_20_body" style:list-style-name="L6">
      <style:text-properties officeooo:rsid="0016f103" officeooo:paragraph-rsid="0016f103"/>
    </style:style>
    <style:style style:name="P26" style:family="paragraph" style:parent-style-name="Text_20_body" style:list-style-name="L6">
      <style:text-properties officeooo:rsid="0016f103" officeooo:paragraph-rsid="003262a8"/>
    </style:style>
    <style:style style:name="P27" style:family="paragraph" style:parent-style-name="Text_20_body" style:list-style-name="L2">
      <style:text-properties officeooo:rsid="0020dcaa" officeooo:paragraph-rsid="0020dcaa"/>
    </style:style>
    <style:style style:name="P28" style:family="paragraph" style:parent-style-name="Text_20_body" style:list-style-name="L3">
      <style:text-properties officeooo:rsid="0020dcaa" officeooo:paragraph-rsid="0020dcaa"/>
    </style:style>
    <style:style style:name="P29" style:family="paragraph" style:parent-style-name="Text_20_body" style:list-style-name="L3">
      <style:text-properties officeooo:rsid="00244826" officeooo:paragraph-rsid="00244826"/>
    </style:style>
    <style:style style:name="P30" style:family="paragraph" style:parent-style-name="Text_20_body" style:list-style-name="L3">
      <style:text-properties officeooo:rsid="00164b64" officeooo:paragraph-rsid="0020dcaa"/>
    </style:style>
    <style:style style:name="P31" style:family="paragraph" style:parent-style-name="Text_20_body" style:list-style-name="L3">
      <style:text-properties style:text-underline-style="none" officeooo:rsid="0022d676" officeooo:paragraph-rsid="0022d676"/>
    </style:style>
    <style:style style:name="P32" style:family="paragraph" style:parent-style-name="Text_20_body" style:list-style-name="L3">
      <style:text-properties officeooo:rsid="001fc6be" officeooo:paragraph-rsid="002468f7"/>
    </style:style>
    <style:style style:name="P33" style:family="paragraph" style:parent-style-name="Text_20_body" style:list-style-name="L3">
      <style:text-properties officeooo:rsid="0024f109" officeooo:paragraph-rsid="0024f109"/>
    </style:style>
    <style:style style:name="P34" style:family="paragraph" style:parent-style-name="Text_20_body">
      <style:text-properties fo:font-weight="bold" officeooo:rsid="001c6cd9" officeooo:paragraph-rsid="001eaac4" style:font-weight-asian="bold" style:font-weight-complex="bold"/>
    </style:style>
    <style:style style:name="P35" style:family="paragraph" style:parent-style-name="Text_20_body" style:list-style-name="L4">
      <style:text-properties officeooo:rsid="001de38e" officeooo:paragraph-rsid="001eaac4"/>
    </style:style>
    <style:style style:name="P36" style:family="paragraph" style:parent-style-name="Text_20_body" style:list-style-name="L7">
      <style:text-properties officeooo:rsid="001de38e" officeooo:paragraph-rsid="001de38e"/>
    </style:style>
    <style:style style:name="P37" style:family="paragraph" style:parent-style-name="Text_20_body" style:list-style-name="L8">
      <style:text-properties officeooo:rsid="001de38e" officeooo:paragraph-rsid="001de38e"/>
    </style:style>
    <style:style style:name="P38" style:family="paragraph" style:parent-style-name="Text_20_body" style:list-style-name="L4">
      <style:text-properties officeooo:rsid="002ae887" officeooo:paragraph-rsid="002ae887"/>
    </style:style>
    <style:style style:name="P39" style:family="paragraph" style:parent-style-name="Text_20_body" style:list-style-name="L4">
      <style:text-properties officeooo:rsid="002b09b8" officeooo:paragraph-rsid="002b09b8"/>
    </style:style>
    <style:style style:name="P40" style:family="paragraph" style:parent-style-name="Text_20_body" style:list-style-name="L5">
      <style:text-properties officeooo:rsid="002b09b8" officeooo:paragraph-rsid="002b09b8"/>
    </style:style>
    <style:style style:name="P41" style:family="paragraph" style:parent-style-name="Text_20_body" style:list-style-name="L5">
      <style:text-properties officeooo:rsid="002a3986" officeooo:paragraph-rsid="002a3986"/>
    </style:style>
    <style:style style:name="P42" style:family="paragraph" style:parent-style-name="Text_20_body" style:list-style-name="L6">
      <style:text-properties officeooo:rsid="001a7b92" officeooo:paragraph-rsid="001a7b92"/>
    </style:style>
    <style:style style:name="P43" style:family="paragraph" style:parent-style-name="Text_20_body" style:list-style-name="L6">
      <style:text-properties officeooo:rsid="001a7b92" officeooo:paragraph-rsid="003262a8"/>
    </style:style>
    <style:style style:name="P44" style:family="paragraph" style:parent-style-name="Text_20_body" style:list-style-name="L6">
      <style:text-properties officeooo:rsid="001c6cd9" officeooo:paragraph-rsid="001c6cd9"/>
    </style:style>
    <style:style style:name="P45" style:family="paragraph" style:parent-style-name="Text_20_body" style:list-style-name="L6">
      <style:text-properties officeooo:rsid="001c6cd9" officeooo:paragraph-rsid="003262a8"/>
    </style:style>
    <style:style style:name="P46" style:family="paragraph" style:parent-style-name="Text_20_body">
      <style:text-properties officeooo:rsid="0012e879" officeooo:paragraph-rsid="003262a8"/>
    </style:style>
    <style:style style:name="P47" style:family="paragraph" style:parent-style-name="Text_20_body">
      <style:text-properties officeooo:rsid="001b1046" officeooo:paragraph-rsid="003262a8"/>
    </style:style>
    <style:style style:name="P48" style:family="paragraph" style:parent-style-name="Heading_20_1">
      <style:text-properties officeooo:rsid="0012e879" officeooo:paragraph-rsid="0012e879"/>
    </style:style>
    <style:style style:name="P49" style:family="paragraph" style:parent-style-name="Heading_20_1">
      <style:text-properties officeooo:rsid="001b1046" officeooo:paragraph-rsid="001b1046"/>
    </style:style>
    <style:style style:name="P50" style:family="paragraph" style:parent-style-name="Heading_20_1">
      <style:text-properties officeooo:rsid="0010ee12" officeooo:paragraph-rsid="0010ee12"/>
    </style:style>
    <style:style style:name="P51" style:family="paragraph" style:parent-style-name="Heading_20_1">
      <style:text-properties officeooo:rsid="0018465a" officeooo:paragraph-rsid="0018465a"/>
    </style:style>
    <style:style style:name="P52" style:family="paragraph" style:parent-style-name="Heading_20_3">
      <style:text-properties officeooo:rsid="001de97e" officeooo:paragraph-rsid="001de97e"/>
    </style:style>
    <style:style style:name="P53" style:family="paragraph" style:parent-style-name="Heading_20_3">
      <style:text-properties officeooo:rsid="0026e1ef" officeooo:paragraph-rsid="001de97e"/>
    </style:style>
    <style:style style:name="P54" style:family="paragraph" style:parent-style-name="Heading_20_3">
      <style:text-properties officeooo:rsid="0018465a" officeooo:paragraph-rsid="0018465a"/>
    </style:style>
    <style:style style:name="T1" style:family="text">
      <style:text-properties officeooo:rsid="0014e046"/>
    </style:style>
    <style:style style:name="T2" style:family="text">
      <style:text-properties officeooo:rsid="0016f103"/>
    </style:style>
    <style:style style:name="T3" style:family="text">
      <style:text-properties officeooo:rsid="001a7b92"/>
    </style:style>
    <style:style style:name="T4" style:family="text">
      <style:text-properties officeooo:rsid="001de38e"/>
    </style:style>
    <style:style style:name="T5" style:family="text">
      <style:text-properties officeooo:rsid="001eaac4"/>
    </style:style>
    <style:style style:name="T6" style:family="text">
      <style:text-properties officeooo:rsid="001fc6be"/>
    </style:style>
    <style:style style:name="T7" style:family="text">
      <style:text-properties officeooo:rsid="0020dca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 officeooo:rsid="0022d676"/>
    </style:style>
    <style:style style:name="T10" style:family="text">
      <style:text-properties style:text-position="sub 58%" officeooo:rsid="002468f7"/>
    </style:style>
    <style:style style:name="T11" style:family="text">
      <style:text-properties style:text-position="0% 100%" officeooo:rsid="002468f7"/>
    </style:style>
    <style:style style:name="T12" style:family="text">
      <style:text-properties fo:font-weight="bold" officeooo:rsid="0026e1ef" style:font-weight-asian="bold" style:font-weight-complex="bold"/>
    </style:style>
    <style:style style:name="T13" style:family="text">
      <style:text-properties fo:font-weight="bold" officeooo:rsid="00289b94" style:font-weight-asian="bold" style:font-weight-complex="bold"/>
    </style:style>
    <style:style style:name="T14" style:family="text">
      <style:text-properties fo:font-weight="bold" officeooo:rsid="002a3986" style:font-weight-asian="bold" style:font-weight-complex="bold"/>
    </style:style>
    <style:style style:name="T15" style:family="text">
      <style:text-properties officeooo:rsid="0026e1ef"/>
    </style:style>
    <style:style style:name="T16" style:family="text">
      <style:text-properties officeooo:rsid="00289b94"/>
    </style:style>
    <style:style style:name="T17" style:family="text">
      <style:text-properties officeooo:rsid="002a3986"/>
    </style:style>
    <style:style style:name="T18" style:family="text">
      <style:text-properties officeooo:rsid="002ae887"/>
    </style:style>
    <style:style style:name="T19" style:family="text">
      <style:text-properties officeooo:rsid="002f8f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Resumen MH </text:p>
      <text:h text:style-name="P48" text:outline-level="1">General</text:h>
      <text:p text:style-name="P2">- Representaciones</text:p>
      <text:list xml:id="list4130616985" text:style-name="L1">
        <text:list-item>
          <text:p text:style-name="P22">Permutación</text:p>
        </text:list-item>
        <text:list-item>
          <text:p text:style-name="P22">Vector Binario</text:p>
        </text:list-item>
        <text:list-item>
          <text:p text:style-name="P22">Vector de<text:span text:style-name="T7"> valores reales de</text:span> tamaño m </text:p>
        </text:list-item>
      </text:list>
      <text:p text:style-name="P2">- Función objetivo<text:span text:style-name="T1">/evaluación</text:span></text:p>
      <text:h text:style-name="P49" text:outline-level="1">Problemas</text:h>
      <text:p text:style-name="P5">- Viajante de comercio </text:p>
      <text:p text:style-name="P7">- Problema de la mochila </text:p>
      <text:p text:style-name="P18">- Problema del árbol generador minimal con máximo número de hojas </text:p>
      <text:p text:style-name="P18">- Problema del máximo ancho de banda en un grafo </text:p>
      <text:p text:style-name="P18">- P-medias </text:p>
      <text:p text:style-name="P18">- Máximo conjunto independiente</text:p>
      <text:p text:style-name="P18">- Selección de subconjuntos </text:p>
      <text:p text:style-name="P5">- Problemas de diversidad y convergencia y problemas multimodales </text:p>
      <text:p text:style-name="P18">- Problema de configuraciones de vehículos </text:p>
      <text:p text:style-name="P18">- Selección de conjuntos de tamaño <text:s/>m </text:p>
      <text:p text:style-name="P18">- Problema de la máxima diversidad </text:p>
      <text:p text:style-name="P18">- Problema de mínima planificación de multiprocesadores </text:p>
      <text:p text:style-name="P18">- Problema de separación de una muestra en 2 conjuntos </text:p>
      <text:p text:style-name="P18">- Problema de matrices</text:p>
      <text:p text:style-name="P18">- Optimización de funciones </text:p>
      <text:h text:style-name="P50" text:outline-level="1">Algoritmos </text:h>
      <text:h text:style-name="P52" text:outline-level="3"><text:span text:style-name="T15">1. </text:span>Basadas en poblaciones </text:h>
      <text:p text:style-name="P1"><text:span text:style-name="T15">1.1 </text:span>Algoritmos Evolutivos<text:span text:style-name="T6">/Computación evolutiva</text:span> </text:p>
      <text:p text:style-name="P3">- <text:span text:style-name="T15">1.1.1 </text:span>Algoritmos <text:span text:style-name="T5">G</text:span>enéticos <text:span text:style-name="T3">/ AGs / Genetic Algorithms </text:span></text:p>
      <text:list xml:id="list2901183410" text:style-name="L2">
        <text:list-item>
          <text:p text:style-name="P24"><text:span text:style-name="T8">Representación</text:span> = cromosoma<text:span text:style-name="T7">. Vector de números reales. </text:span></text:p>
        </text:list-item>
        <text:list-item>
          <text:p text:style-name="P27"><text:span text:style-name="T8">Incialización</text:span>. Distribución uniforme sobre un intervalo. </text:p>
        </text:list-item>
        <text:list-item>
          <text:p text:style-name="P27"><text:soft-page-break/><text:span text:style-name="T8">Genotipo</text:span> (codificación) y <text:span text:style-name="T8">fenotipo</text:span> (lo que representa) </text:p>
        </text:list-item>
        <text:list-item>
          <text:p text:style-name="P27"><text:span text:style-name="T8">Función de evaluación</text:span>: Asocia a la representación un valor real de evaluación </text:p>
        </text:list-item>
      </text:list>
      <text:list xml:id="list389388789" text:style-name="L3">
        <text:list-item>
          <text:p text:style-name="P23"><text:span text:style-name="T8">Operador de cruce</text:span><text:span text:style-name="T7">.</text:span> </text:p>
          <text:list>
            <text:list-item>
              <text:p text:style-name="P29">BLX-alfa<text:span text:style-name="T17"> / Blend Crossover Intervalo [C</text:span><text:span text:style-name="T10">min </text:span><text:span text:style-name="T11">- I·alfa, C</text:span><text:span text:style-name="T10">max</text:span><text:span text:style-name="T11">+I·alfa]</text:span></text:p>
            </text:list-item>
            <text:list-item>
              <text:p text:style-name="P29">OX</text:p>
            </text:list-item>
            <text:list-item>
              <text:p text:style-name="P29">CA / Cruce Aritmético </text:p>
            </text:list-item>
          </text:list>
        </text:list-item>
        <text:list-item>
          <text:p text:style-name="P30"><text:span text:style-name="T8">Operador de mutación</text:span><text:span text:style-name="T7">. </text:span><text:s/></text:p>
        </text:list-item>
        <text:list-item>
          <text:p text:style-name="P28"><text:span text:style-name="T8">Operador de selección</text:span><text:span text:style-name="T9">: </text:span></text:p>
          <text:list>
            <text:list-item>
              <text:p text:style-name="P31">Torneo (TS)</text:p>
            </text:list-item>
            <text:list-item>
              <text:p text:style-name="P31">Orden Lineal (LR): La población se ordena por fitness y se da mayor probabilidad a los primeros <text:tab/></text:p>
            </text:list-item>
            <text:list-item>
              <text:p text:style-name="P31">Selección Aleatoria (RS) </text:p>
            </text:list-item>
            <text:list-item>
              <text:p text:style-name="P31">Emparejamiento Variado Inverso (NAM): Se escoge uno aleatoriamente. El otro se escoge tan lejos como se pueda. </text:p>
            </text:list-item>
            <text:list-item>
              <text:p text:style-name="P31">Selección por Ruleta (Clásico): Probabilidad de selección proporcional al valor del fitness</text:p>
            </text:list-item>
          </text:list>
        </text:list-item>
        <text:list-item>
          <text:p text:style-name="P28"><text:span text:style-name="T8">Cómo reemplazar</text:span>. </text:p>
          <text:list>
            <text:list-item>
              <text:p text:style-name="P32">Generacional<text:span text:style-name="T7">: En cada iteración la nueva población reemplaza directamente a la antigua </text:span></text:p>
            </text:list-item>
            <text:list-item>
              <text:p text:style-name="P32">Estacionario<text:span text:style-name="T7">: Elitista. No se reemplazan los mejores cromosomas de la población</text:span></text:p>
              <text:list>
                <text:list-item>
                  <text:p text:style-name="P33">Reemplazar al peor de la población (RW) </text:p>
                </text:list-item>
                <text:list-item>
                  <text:p text:style-name="P33">Torneo restringido (RTS) </text:p>
                </text:list-item>
                <text:list-item>
                  <text:p text:style-name="P33">Peor entre semejantes (WAMS) </text:p>
                </text:list-item>
                <text:list-item>
                  <text:p text:style-name="P33">Algoritmo de Crowding Determinístico (DC). El hijo reemplaza a su padre más parecido. </text:p>
                </text:list-item>
              </text:list>
            </text:list-item>
          </text:list>
        </text:list-item>
        <text:list-item>
          <text:p text:style-name="P28"><text:span text:style-name="T8">Condición de parada</text:span>. </text:p>
          <text:list>
            <text:list-item>
              <text:p text:style-name="P33">Número máximo de evaluaciones </text:p>
            </text:list-item>
            <text:list-item>
              <text:p text:style-name="P33">Después de algunas iteraciones sin mejora </text:p>
            </text:list-item>
          </text:list>
        </text:list-item>
      </text:list>
      <text:p text:style-name="P10"><text:tab/>- Con nicho </text:p>
      <text:p text:style-name="P12">- <text:span text:style-name="T15">1.1.2 </text:span>Estrategias de Evolución / Evolutionary Strategies <text:s/></text:p>
      <text:p text:style-name="P12">- <text:span text:style-name="T15">1.1.3 </text:span>Programación Evolutiva / Evolutionary Programming </text:p>
      <text:p text:style-name="P6">- <text:span text:style-name="T15">1.1.4 </text:span>Programación <text:span text:style-name="T5">G</text:span>enética<text:span text:style-name="T5"> / Genetic Programming </text:span></text:p>
      <text:p text:style-name="P34"/>
      <text:p text:style-name="P8"><text:soft-page-break/><text:span text:style-name="T12">1.2. </text:span><text:span text:style-name="T13">Algoritmos Evolutivos de Parámetros Reales</text:span><text:span text:style-name="T14"> / </text:span><text:span text:style-name="T13">Algoritmo Genéticos con Codificación Real / Real-Coded Genetic Algorith / RCGAs </text:span></text:p>
      <text:p text:style-name="P15">- 1.2.<text:span text:style-name="T17">1</text:span> Estrategias de Evolución <text:span text:style-name="T17">/ Evolution Strategies / ES </text:span><text:s/></text:p>
      <text:p text:style-name="P14"><text:span text:style-name="T16">- 1.2.2 </text:span>Evolución diferencial<text:span text:style-name="T17"> / Differential Evolution / DE <text:s/></text:span></text:p>
      <text:list xml:id="list2478893113" text:style-name="L4">
        <text:list-item>
          <text:p text:style-name="P35">Característias</text:p>
          <text:list>
            <text:list-item>
              <text:p text:style-name="P38">Inicialización</text:p>
            </text:list-item>
            <text:list-item>
              <text:p text:style-name="P38">Generación</text:p>
            </text:list-item>
            <text:list-item>
              <text:p text:style-name="P38">Recombinación Discreta </text:p>
            </text:list-item>
            <text:list-item>
              <text:p text:style-name="P38">Reemplazamiento </text:p>
            </text:list-item>
          </text:list>
        </text:list-item>
        <text:list-item>
          <text:p text:style-name="P35">Diferencias<text:span text:style-name="T18"> con el resto de algoritmos </text:span></text:p>
          <text:list>
            <text:list-item>
              <text:p text:style-name="P39">Enfatiza la mutación </text:p>
            </text:list-item>
            <text:list-item>
              <text:p text:style-name="P39">Operador de cruce a posteriori de la mutación</text:p>
            </text:list-item>
          </text:list>
        </text:list-item>
        <text:list-item>
          <text:p text:style-name="P35">Algoritmo </text:p>
        </text:list-item>
      </text:list>
      <text:p text:style-name="P16">- 1.2.3 Nube de Partículas / Particle Swarm Optimization / PSO </text:p>
      <text:list xml:id="list1424256828" text:style-name="L5">
        <text:list-item>
          <text:p text:style-name="P41">Evolución</text:p>
          <text:p text:style-name="P40">Cada particula sabe su distancia al objetivo y lo comunica al resto, que se mueven en esa dirección</text:p>
        </text:list-item>
      </text:list>
      <text:p text:style-name="P16">- 1.2.4 Algoritmos Meméticos con Codificación Real / Real Coding Memetic Algorithms / RCMA</text:p>
      <text:h text:style-name="P53" text:outline-level="3">2. Algoritmos meméticos/híbridos</text:h>
      <text:p text:style-name="P20">- Algoritmos evolutivos donde se aplica BL en el proceso de evolución</text:p>
      <text:p text:style-name="P19">- No free lunch Theorem / Teorema de NFL </text:p>
      <text:p text:style-name="P19">- Meme: Unidad de imitación análoga a un gen pero en el contexto de la evolución cultural. Ejemplos: melodías, ideas, ropa de moda... </text:p>
      <text:p text:style-name="P19">- Agentes que alternan el periodos de auto-mejora (busqueda local), cooperación (recombinación/mutación) y competición (selección). </text:p>
      <text:h text:style-name="P53" text:outline-level="3">3. Basadas en trayectorias/Entornos</text:h>
      <text:p text:style-name="P46">- Simulated Annealing<text:span text:style-name="T2"> <text:s/>/ Enfriamiento simulado / ES </text:span></text:p>
      <text:list xml:id="list2640169729" text:style-name="L6">
        <text:list-item>
          <text:p text:style-name="P26">Operador de vecindario </text:p>
        </text:list-item>
        <text:list-item>
          <text:p text:style-name="P43">Operador de movimiento </text:p>
        </text:list-item>
        <text:list-item>
          <text:p text:style-name="P45">Esquemas de enfriamiento </text:p>
        </text:list-item>
      </text:list>
      <text:p text:style-name="P46">- Tabú search<text:span text:style-name="T3"> / Búsqueda Tabú </text:span></text:p>
      <text:p text:style-name="P47">- Algoritmos multiarranque </text:p>
      <text:h text:style-name="P52" text:outline-level="3"><text:soft-page-break/><text:span text:style-name="T15">4. </text:span>Adaptación social </text:h>
      <text:p text:style-name="P11"/>
      <text:p text:style-name="P17">Algoritmos sin clasificar todavía: </text:p>
      <text:p text:style-name="P5">- BL / Búsqueda Local </text:p>
      <text:p text:style-name="P9">- Algoritmo CHC </text:p>
      <text:list xml:id="list3118700017" text:style-name="L7">
        <text:list-item>
          <text:p text:style-name="P36">Componente 1 </text:p>
        </text:list-item>
        <text:list-item>
          <text:p text:style-name="P36">Componente 2 </text:p>
        </text:list-item>
        <text:list-item>
          <text:p text:style-name="P36">Componente 3 </text:p>
        </text:list-item>
        <text:list-item>
          <text:p text:style-name="P36">Componente 4 </text:p>
        </text:list-item>
      </text:list>
      <text:p text:style-name="P4">- ILS </text:p>
      <text:p text:style-name="P7">- Algoritmos de colonias de hormigas / ACO <text:span text:style-name="T4">/ CH / ACS</text:span></text:p>
      <text:list xml:id="list1420722741" text:style-name="L8">
        <text:list-item>
          <text:p text:style-name="P37">Regla de actualización de feromona en línea. Pasos: </text:p>
        </text:list-item>
      </text:list>
      <text:p text:style-name="P9">- Sistemas de horminas / AS </text:p>
      <text:p text:style-name="P5">- Modelos basados en adaptación social / swarm intelligence </text:p>
      <text:h text:style-name="P49" text:outline-level="1">ETC</text:h>
      <text:p text:style-name="P5">- Cómo seleccionar la metaheurística adecuada </text:p>
      <text:p text:style-name="P5">- Algoritmo voraz vs BL </text:p>
      <text:p text:style-name="P7">- Teorema de "No Free Lunch"<text:span text:style-name="T19">: Para cualquier algoritmo, una mejora sobre una clase de problemas se paga con el funcionamiento sobre otra clase de problemas. </text:span></text:p>
      <text:p text:style-name="P7">- Intensificación<text:span text:style-name="T4">/explotación</text:span> y diversificación<text:span text:style-name="T4">/exploración</text:span> </text:p>
      <text:p text:style-name="P7">- Paralelización en metaheurísticas. Ejemplo y ventajas. </text:p>
      <text:p text:style-name="P9">- Características de la MH ideal </text:p>
      <text:p text:style-name="P13">- Influencia tamaño población en algoritmos evolutivos </text:p>
      <text:p text:style-name="P2"/>
      <text:h text:style-name="P51" text:outline-level="1">Ejercicios tipo </text:h>
      <text:h text:style-name="P54" text:outline-level="3">Descripción de un problema </text:h>
      <text:p text:style-name="P4">- Lista de algoritmos más adecuados. Justificación. Ventajas e inconvenientes. </text:p>
      <text:p text:style-name="P4">- Algoritmo genético. Representación, función objetivo, operadores de cruce y mutación. Formulación y ejemplo de funcionamiento. </text:p>
      <text:p text:style-name="P4">- ¿PSO funcionarí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9T13:05:22.836308352</meta:creation-date>
    <dc:date>2022-06-19T17:56:33.926801650</dc:date>
    <meta:editing-duration>PT1H50M37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4" meta:paragraph-count="110" meta:word-count="727" meta:character-count="4655" meta:non-whitespace-character-count="3993"/>
  </office:meta>
</office:document-meta>
</file>